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496c" officeooo:paragraph-rsid="0007496c"/>
    </style:style>
    <style:style style:name="P2" style:family="paragraph" style:parent-style-name="Standard">
      <style:text-properties officeooo:rsid="00088c44" officeooo:paragraph-rsid="00088c44"/>
    </style:style>
    <style:style style:name="P3" style:family="paragraph" style:parent-style-name="Standard">
      <style:text-properties fo:font-weight="bold" officeooo:rsid="00088c44" officeooo:paragraph-rsid="00088c44" style:font-weight-asian="bold" style:font-weight-complex="bold"/>
    </style:style>
    <style:style style:name="P4" style:family="paragraph" style:parent-style-name="Standard">
      <style:text-properties fo:font-weight="bold" officeooo:rsid="0007496c" officeooo:paragraph-rsid="0007496c" style:font-weight-asian="bold" style:font-weight-complex="bold"/>
    </style:style>
    <style:style style:name="P5" style:family="paragraph" style:parent-style-name="Standard">
      <style:text-properties fo:color="#0066b3" fo:font-style="italic" fo:font-weight="bold" officeooo:rsid="00088c44" officeooo:paragraph-rsid="00088c44" style:font-style-asian="italic" style:font-weight-asian="bold" style:font-style-complex="italic" style:font-weight-complex="bold"/>
    </style:style>
    <style:style style:name="P6" style:family="paragraph" style:parent-style-name="Standard">
      <style:text-properties fo:color="#0066b3" fo:font-style="italic" fo:font-weight="bold" officeooo:rsid="0007496c" officeooo:paragraph-rsid="0007496c" style:font-style-asian="italic" style:font-weight-asian="bold" style:font-style-complex="italic" style:font-weight-complex="bold"/>
    </style:style>
    <style:style style:name="T1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Question 1</text:p>
      <text:p text:style-name="P1"/>
      <text:p text:style-name="P6">Source code:</text:p>
      <text:p text:style-name="P1"/>
      <text:p text:style-name="P1">#include &lt;stdio.h&gt;</text:p>
      <text:p text:style-name="P1">#include &lt;string.h&gt;</text:p>
      <text:p text:style-name="P1">union info{</text:p>
      <text:p text:style-name="P1">char name[30];</text:p>
      <text:p text:style-name="P1">int employee_ID;</text:p>
      <text:p text:style-name="P1">int date;</text:p>
      <text:p text:style-name="P1">int month;</text:p>
      <text:p text:style-name="P1">int year;</text:p>
      <text:p text:style-name="P1">};</text:p>
      <text:p text:style-name="P1">int main()</text:p>
      <text:p text:style-name="P1">{</text:p>
      <text:p text:style-name="P1">union info employee[5];</text:p>
      <text:p text:style-name="P1">int i, j, n;</text:p>
      <text:p text:style-name="P1">printf("Enter number of information you want to store: \n");</text:p>
      <text:p text:style-name="P1">scanf("%d", &amp;n);</text:p>
      <text:p text:style-name="P1">for(i = 0; i &lt; n; i++){</text:p>
      <text:p text:style-name="P1">printf("\nEnter the information of 5 employees: #%d \n", (i+1));</text:p>
      <text:p text:style-name="P1">printf("Enter Name of the employee: ");</text:p>
      <text:p text:style-name="P1">scanf("%s", employee[i].name);</text:p>
      <text:p text:style-name="P1">printf("Enter Employee ID: ");</text:p>
      <text:p text:style-name="P1">scanf("%d", &amp;employee[i].employee_ID);</text:p>
      <text:p text:style-name="P1">printf("Enter Date: ");</text:p>
      <text:p text:style-name="P1">scanf("%d", &amp;employee[i].date);</text:p>
      <text:p text:style-name="P1">printf("Enter Month: ");</text:p>
      <text:p text:style-name="P1">scanf("%d", &amp;employee[i].month);</text:p>
      <text:p text:style-name="P1">printf("Enter Year: ");</text:p>
      <text:p text:style-name="P1">scanf("%d", &amp;employee[i].year);</text:p>
      <text:p text:style-name="P1">}</text:p>
      <text:p text:style-name="P1">printf("\n");</text:p>
      <text:p text:style-name="P1">printf("DISPLAYING INFORMATION ABOUT EMPLOYEES\n");</text:p>
      <text:p text:style-name="P1">for(i = 0; i &lt; n; i++){</text:p>
      <text:p text:style-name="P1">printf("\nInformation of different employees %d: ", (i+1));</text:p>
      <text:p text:style-name="P1">printf("\nEmployee name: %s\n", employee[i].name);</text:p>
      <text:p text:style-name="P1">printf("Employee ID: %d\n", employee[i].employee_ID);</text:p>
      <text:p text:style-name="P1">printf("Date: %d\n", employee[i].date);</text:p>
      <text:p text:style-name="P1">printf("Month: %d\n", employee[i].month);</text:p>
      <text:p text:style-name="P1">printf("Year: %d\n", employee[i].year);</text:p>
      <text:p text:style-name="P1">}</text:p>
      <text:p text:style-name="P1"/>
      <text:p text:style-name="P1">printf("\n");</text:p>
      <text:p text:style-name="P1">for(i = 0; i &lt; n; i++){</text:p>
      <text:p text:style-name="P1">for(j = i+1; j &lt; n; j++){</text:p>
      <text:p text:style-name="P1">if(employee[i].year &gt; employee[j].year){</text:p>
      <text:p text:style-name="P1">int temp = employee[i].year;</text:p>
      <text:p text:style-name="P1">employee[i].year = employee[j].year;</text:p>
      <text:p text:style-name="P1">employee[j].year = temp;</text:p>
      <text:p text:style-name="P1">}</text:p>
      <text:p text:style-name="P1">}</text:p>
      <text:p text:style-name="P1"><text:soft-page-break/>printf("Name:%s\n",employee[i].name);</text:p>
      <text:p text:style-name="P1">printf("Employee ID:%d\n",employee[i].employee_ID);</text:p>
      <text:p text:style-name="P1">printf("Date:%d\n",employee[i].date);</text:p>
      <text:p text:style-name="P1">printf("Month:%d\n",employee[i].month);</text:p>
      <text:p text:style-name="P1">printf("Year:%d\n",employee[i].year);</text:p>
      <text:p text:style-name="P1">}</text:p>
      <text:p text:style-name="P1">return 0;</text:p>
      <text:p text:style-name="P1">}</text:p>
      <text:p text:style-name="P6"/>
      <text:p text:style-name="P6">Output:</text:p>
      <text:p text:style-name="P6"/>
      <text:p text:style-name="P1">Enter number of information you want to store: </text:p>
      <text:p text:style-name="P1">3</text:p>
      <text:p text:style-name="P1"/>
      <text:p text:style-name="P1">Enter the information of 5 employees: #1 </text:p>
      <text:p text:style-name="P1">Enter Name of the employee: ugyen</text:p>
      <text:p text:style-name="P1">Enter Employee ID: 1210070089</text:p>
      <text:p text:style-name="P1">Enter Date: 23</text:p>
      <text:p text:style-name="P1">Enter Month: 4</text:p>
      <text:p text:style-name="P1">Enter Year: 2020</text:p>
      <text:p text:style-name="P1"/>
      <text:p text:style-name="P1">Enter the information of 5 employees: #2 </text:p>
      <text:p text:style-name="P1">Enter Name of the employee: yeshi</text:p>
      <text:p text:style-name="P1">Enter Employee ID: 190039930</text:p>
      <text:p text:style-name="P1">Enter Date: 23</text:p>
      <text:p text:style-name="P1">Enter Month: 4</text:p>
      <text:p text:style-name="P1">Enter Year: 2001</text:p>
      <text:p text:style-name="P1"/>
      <text:p text:style-name="P1">Enter the information of 5 employees: #3 </text:p>
      <text:p text:style-name="P1">Enter Name of the employee: zamu</text:p>
      <text:p text:style-name="P1">Enter Employee ID: 12190102</text:p>
      <text:p text:style-name="P1">Enter Date: 1</text:p>
      <text:p text:style-name="P1">Enter Month: 6</text:p>
      <text:p text:style-name="P1">Enter Year: 2010 <text:s/></text:p>
      <text:p text:style-name="P1"/>
      <text:p text:style-name="P1">DISPLAYING INFORMATION ABOUT EMPLOYEES</text:p>
      <text:p text:style-name="P1"/>
      <text:p text:style-name="P1">Information of different employees 1: </text:p>
      <text:p text:style-name="P1">Employee name: �</text:p>
      <text:p text:style-name="P1">Employee ID: 2020</text:p>
      <text:p text:style-name="P1">Date: 2020</text:p>
      <text:p text:style-name="P1">Month: 2020</text:p>
      <text:p text:style-name="P1">Year: 2020</text:p>
      <text:p text:style-name="P1"/>
      <text:p text:style-name="P1">Information of different employees 2: </text:p>
      <text:p text:style-name="P1">Employee name: �</text:p>
      <text:p text:style-name="P1">Employee ID: 2001</text:p>
      <text:p text:style-name="P1">Date: 2001</text:p>
      <text:p text:style-name="P1">Month: 2001</text:p>
      <text:p text:style-name="P1">Year: 2001</text:p>
      <text:p text:style-name="P1"/>
      <text:p text:style-name="P1">Information of different employees 3: </text:p>
      <text:p text:style-name="P1"><text:soft-page-break/>Employee name: �</text:p>
      <text:p text:style-name="P1">Employee ID: 2010</text:p>
      <text:p text:style-name="P1">Date: 2010</text:p>
      <text:p text:style-name="P1">Month: 2010</text:p>
      <text:p text:style-name="P1">Year: 2010</text:p>
      <text:p text:style-name="P1"/>
      <text:p text:style-name="P1">Name:�</text:p>
      <text:p text:style-name="P1">Employee ID:2001</text:p>
      <text:p text:style-name="P1">Date:2001</text:p>
      <text:p text:style-name="P1">Month:2001</text:p>
      <text:p text:style-name="P1">Year:2001</text:p>
      <text:p text:style-name="P1">Name:�</text:p>
      <text:p text:style-name="P1">Employee ID:2010</text:p>
      <text:p text:style-name="P1">Date:2010</text:p>
      <text:p text:style-name="P1">Month:2010</text:p>
      <text:p text:style-name="P1">Year:2010</text:p>
      <text:p text:style-name="P1">Name:�</text:p>
      <text:p text:style-name="P1">Employee ID:2020</text:p>
      <text:p text:style-name="P1">Date:2020</text:p>
      <text:p text:style-name="P1">Month:2020</text:p>
      <text:p text:style-name="P1">Year:202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Question 2</text:span></text:p>
      <text:p text:style-name="P6"/>
      <text:p text:style-name="P6">Source code:</text:p>
      <text:p text:style-name="P6"/>
      <text:p text:style-name="P1">#include &lt;stdio.h&gt;</text:p>
      <text:p text:style-name="P1">union customers{</text:p>
      <text:p text:style-name="P1"><text:tab/>char name[20];</text:p>
      <text:p text:style-name="P1"><text:tab/>int acc_no;</text:p>
      <text:p text:style-name="P1"><text:tab/>int amount;</text:p>
      <text:p text:style-name="P1"><text:tab/>};</text:p>
      <text:p text:style-name="P1"><text:tab/>int main()</text:p>
      <text:p text:style-name="P1"><text:tab/>{</text:p>
      <text:p text:style-name="P1"><text:tab/>int mem, acc_no, amount;</text:p>
      <text:p text:style-name="P1"><text:tab/>union customers bank[10];</text:p>
      <text:p text:style-name="P1"><text:tab/>int choice;</text:p>
      <text:p text:style-name="P1">do{</text:p>
      <text:p text:style-name="P1"><text:tab/>printf("\nBANK OF BHUTAN");</text:p>
      <text:p text:style-name="P1"><text:tab/>printf("\n1.Add Customers details");</text:p>
      <text:p text:style-name="P1"><text:tab/>printf("\n2.View Customers details");</text:p>
      <text:p text:style-name="P1"><text:tab/>printf("\n3.Deposit");</text:p>
      <text:p text:style-name="P1"><text:tab/>printf("\n4.Withdraw");</text:p>
      <text:p text:style-name="P1"><text:tab/>printf("\nEnter number given above to compute: ");</text:p>
      <text:p text:style-name="P1"><text:tab/>scanf("%d",&amp;choice);</text:p>
      <text:p text:style-name="P1">switch(choice){</text:p>
      <text:p text:style-name="P1"><text:tab/>case 1:</text:p>
      <text:p text:style-name="P1"><text:tab/>printf("\nEnter the number of customers you want:");</text:p>
      <text:p text:style-name="P1"><text:tab/>scanf("%d",&amp;mem);</text:p>
      <text:p text:style-name="P1"><text:tab/>for(int i = 0; i &lt; mem; i++){</text:p>
      <text:p text:style-name="P1"><text:tab/>printf("\nPlease enter the name: ");</text:p>
      <text:p text:style-name="P1"><text:tab/>scanf("%s",bank[i].name);</text:p>
      <text:p text:style-name="P1"><text:tab/>printf("Please enter the Account number: ");</text:p>
      <text:p text:style-name="P1"><text:tab/>scanf("%d",&amp;bank[i].acc_no);</text:p>
      <text:p text:style-name="P1"><text:tab/>printf("Please enter the amount you want to deposit: ");</text:p>
      <text:p text:style-name="P1"><text:tab/>scanf("%d",&amp;bank[i].amount);</text:p>
      <text:p text:style-name="P1"><text:tab/>}</text:p>
      <text:p text:style-name="P1"><text:tab/>break;</text:p>
      <text:p text:style-name="P1"><text:tab/>case 2:</text:p>
      <text:p text:style-name="P1"><text:tab/>printf("\nDetails of those customers who have over than Nu.10000 amount: ");</text:p>
      <text:p text:style-name="P1"/>
      <text:p text:style-name="P1"><text:tab/>for(int i =0; i &lt; mem; i++){</text:p>
      <text:p text:style-name="P1"><text:tab/>if(bank[i].amount &gt; 10000){</text:p>
      <text:p text:style-name="P1"><text:tab/>printf("\nName :%s",bank[i].name);</text:p>
      <text:p text:style-name="P1"><text:tab/>printf("\nAccount No :%d",bank[i].acc_no);</text:p>
      <text:p text:style-name="P1"><text:tab/>printf("\nAmount :%d",bank[i].amount);</text:p>
      <text:p text:style-name="P1"><text:tab/>}</text:p>
      <text:p text:style-name="P1"><text:tab/>}</text:p>
      <text:p text:style-name="P1"><text:tab/>break;</text:p>
      <text:p text:style-name="P1"/>
      <text:p text:style-name="P1"><text:tab/>case 3:</text:p>
      <text:p text:style-name="P1"><text:tab/>printf("\nEnter Account no to deposit: ");</text:p>
      <text:p text:style-name="P1"><text:tab/>scanf("%d",&amp;acc_no);</text:p>
      <text:p text:style-name="P1"><text:tab/>for(int i = 0; i &lt; mem; i++){</text:p>
      <text:p text:style-name="P1"><text:soft-page-break/><text:tab/>if(bank[i].acc_no == acc_no){</text:p>
      <text:p text:style-name="P1"><text:tab/>printf("\nPEnter amount you want to desposit: ");</text:p>
      <text:p text:style-name="P1"><text:tab/>scanf("%d",&amp;amount);</text:p>
      <text:p text:style-name="P1"><text:tab/>bank[i].amount = bank[i].amount + amount;</text:p>
      <text:p text:style-name="P1"><text:tab/>printf("\nTotal Amount :%d",bank[i].amount);</text:p>
      <text:p text:style-name="P1"><text:tab/>}</text:p>
      <text:p text:style-name="P1"><text:tab/>else{</text:p>
      <text:p text:style-name="P1"><text:tab/>printf("\nNo such account no is registered in the <text:s/>bank");</text:p>
      <text:p text:style-name="P1"/>
      <text:p text:style-name="P1"><text:tab/>}</text:p>
      <text:p text:style-name="P1"><text:tab/>}</text:p>
      <text:p text:style-name="P1"><text:tab/>break;</text:p>
      <text:p text:style-name="P1"><text:tab/>case #include &lt;stdio.h&gt;</text:p>
      <text:p text:style-name="P1">union customers{</text:p>
      <text:p text:style-name="P1"><text:tab/>char name[20];</text:p>
      <text:p text:style-name="P1"><text:tab/>int acc_no;</text:p>
      <text:p text:style-name="P1"><text:tab/>int amount;</text:p>
      <text:p text:style-name="P1"><text:tab/>};</text:p>
      <text:p text:style-name="P1"><text:tab/>int main()</text:p>
      <text:p text:style-name="P1"><text:tab/>{</text:p>
      <text:p text:style-name="P1"><text:tab/>int mem, acc_no, amount;</text:p>
      <text:p text:style-name="P1"><text:tab/>union customers bank[10];</text:p>
      <text:p text:style-name="P1"><text:tab/>int choice;</text:p>
      <text:p text:style-name="P1">do{</text:p>
      <text:p text:style-name="P1"><text:tab/>printf("\nBANK OF BHUTAN");</text:p>
      <text:p text:style-name="P1"><text:tab/>printf("\n1.Add Customers details");</text:p>
      <text:p text:style-name="P1"><text:tab/>printf("\n2.View Customers details");</text:p>
      <text:p text:style-name="P1"><text:tab/>printf("\n3.Deposit");</text:p>
      <text:p text:style-name="P1"><text:tab/>printf("\n4.Withdraw");</text:p>
      <text:p text:style-name="P1"><text:tab/>printf("\nEnter number given above to compute: ");</text:p>
      <text:p text:style-name="P1"><text:tab/>scanf("%d",&amp;choice);</text:p>
      <text:p text:style-name="P1">switch(choice){</text:p>
      <text:p text:style-name="P1"><text:tab/>case 1:</text:p>
      <text:p text:style-name="P1"><text:tab/>printf("\nEnter the number of customers you want:");</text:p>
      <text:p text:style-name="P1"><text:tab/>scanf("%d",&amp;mem);</text:p>
      <text:p text:style-name="P1"><text:tab/>for(int i = 0; i &lt; mem; i++){</text:p>
      <text:p text:style-name="P1"><text:tab/>printf("\nPlease enter the name: ");</text:p>
      <text:p text:style-name="P1"><text:tab/>scanf("%s",bank[i].name);</text:p>
      <text:p text:style-name="P1"><text:tab/>printf("Please enter the Account number: ");</text:p>
      <text:p text:style-name="P1"><text:tab/>scanf("%d",&amp;bank[i].acc_no);</text:p>
      <text:p text:style-name="P1"><text:tab/>printf("Please enter the amount you want to deposit: ");</text:p>
      <text:p text:style-name="P1"><text:tab/>scanf("%d",&amp;bank[i].amount);</text:p>
      <text:p text:style-name="P1"><text:tab/>}</text:p>
      <text:p text:style-name="P1"><text:tab/>break;</text:p>
      <text:p text:style-name="P1"><text:tab/>case 2:</text:p>
      <text:p text:style-name="P1"><text:tab/>printf("\nDetails of those customers who have over than Nu.10000 amount: ");</text:p>
      <text:p text:style-name="P1"/>
      <text:p text:style-name="P1"><text:tab/>for(int i =0; i &lt; mem; i++){</text:p>
      <text:p text:style-name="P1"><text:tab/>if(bank[i].amount &gt; 10000){</text:p>
      <text:p text:style-name="P1"><text:tab/>printf("\nName :%s",bank[i].name);</text:p>
      <text:p text:style-name="P1"><text:tab/>printf("\nAccount No :%d",bank[i].acc_no);</text:p>
      <text:p text:style-name="P1"><text:tab/>printf("\nAmount :%d",bank[i].amount);</text:p>
      <text:p text:style-name="P1"><text:soft-page-break/><text:tab/>}</text:p>
      <text:p text:style-name="P1"><text:tab/>}</text:p>
      <text:p text:style-name="P1"><text:tab/>break;</text:p>
      <text:p text:style-name="P1"/>
      <text:p text:style-name="P1"><text:tab/>case 3:</text:p>
      <text:p text:style-name="P1"><text:tab/>printf("\nEnter Account no to deposit: ");</text:p>
      <text:p text:style-name="P1"><text:tab/>scanf("%d",&amp;acc_no);</text:p>
      <text:p text:style-name="P1"><text:tab/>for(int i = 0; i &lt; mem; i++){</text:p>
      <text:p text:style-name="P1"><text:tab/>if(bank[i].acc_no == acc_no){</text:p>
      <text:p text:style-name="P1"><text:tab/>printf("\nPEnter amount you want to desposit: ");</text:p>
      <text:p text:style-name="P1"><text:tab/>scanf("%d",&amp;amount);</text:p>
      <text:p text:style-name="P1"><text:tab/>bank[i].amount = bank[i].amount + amount;</text:p>
      <text:p text:style-name="P1"><text:tab/>printf("\nTotal Amount :%d",bank[i].amount);</text:p>
      <text:p text:style-name="P1"><text:tab/>}</text:p>
      <text:p text:style-name="P1"><text:tab/>else{</text:p>
      <text:p text:style-name="P1"><text:tab/>printf("\nNo such account no is registered in the <text:s/>bank");</text:p>
      <text:p text:style-name="P1"/>
      <text:p text:style-name="P1"><text:tab/>}</text:p>
      <text:p text:style-name="P1"><text:tab/>}</text:p>
      <text:p text:style-name="P1"><text:tab/>break;</text:p>
      <text:p text:style-name="P1"><text:tab/>case 4:</text:p>
      <text:p text:style-name="P1"><text:tab/>printf("\nEnter Account no to withdraw: ");</text:p>
      <text:p text:style-name="P1"><text:tab/>scanf("%d",&amp;acc_no);</text:p>
      <text:p text:style-name="P1"><text:tab/>for(int i = 0; i &lt; mem; i++){</text:p>
      <text:p text:style-name="P1"><text:tab/>if(bank[i].acc_no == acc_no){</text:p>
      <text:p text:style-name="P1"><text:tab/>printf("\nPlease enter amount you want to Withdraw :");</text:p>
      <text:p text:style-name="P1"/>
      <text:p text:style-name="P1"><text:tab/>scanf("%d",&amp;amount);</text:p>
      <text:p text:style-name="P1"><text:tab/>if(bank[i].amount &gt;= amount){</text:p>
      <text:p text:style-name="P1"><text:tab/>bank[i].amount = bank[i].amount - amount;</text:p>
      <text:p text:style-name="P1"><text:tab/>printf("\nBalance Amount :%d",bank[i].amount);</text:p>
      <text:p text:style-name="P1"/>
      <text:p text:style-name="P1"><text:tab/><text:tab/>}</text:p>
      <text:p text:style-name="P1"><text:tab/>else{</text:p>
      <text:p text:style-name="P1"><text:tab/>printf("\nYou don't have enough amount to Withdraw");</text:p>
      <text:p text:style-name="P1"/>
      <text:p text:style-name="P1"><text:tab/><text:tab/>}</text:p>
      <text:p text:style-name="P1"><text:tab/>}</text:p>
      <text:p text:style-name="P1"><text:tab/>else{</text:p>
      <text:p text:style-name="P1"><text:tab/>printf("\nNo such account no is registered in the bank");</text:p>
      <text:p text:style-name="P1"/>
      <text:p text:style-name="P1"><text:tab/><text:tab/>}</text:p>
      <text:p text:style-name="P1"><text:tab/>}</text:p>
      <text:p text:style-name="P1"><text:tab/>break;</text:p>
      <text:p text:style-name="P1"><text:tab/>default:</text:p>
      <text:p text:style-name="P1"><text:tab/>printf("\nOpps! System Error");</text:p>
      <text:p text:style-name="P1"/>
      <text:p text:style-name="P1"><text:tab/><text:tab/>}</text:p>
      <text:p text:style-name="P1"><text:tab/>}</text:p>
      <text:p text:style-name="P1"><text:tab/>while(choice != 5);</text:p>
      <text:p text:style-name="P1"><text:tab/>return 0;</text:p>
      <text:p text:style-name="P1">}4:</text:p>
      <text:p text:style-name="P1"><text:soft-page-break/><text:tab/>printf("\nEnter Account no to withdraw: ");</text:p>
      <text:p text:style-name="P1"><text:tab/>scanf("%d",&amp;acc_no);</text:p>
      <text:p text:style-name="P1"><text:tab/>for(int i = 0; i &lt; mem; i++){</text:p>
      <text:p text:style-name="P1"><text:tab/>if(bank[i].acc_no == acc_no){</text:p>
      <text:p text:style-name="P1"><text:tab/>printf("\nPlease enter amount you want to Withdraw :");</text:p>
      <text:p text:style-name="P1"/>
      <text:p text:style-name="P1"><text:tab/>scanf("%d",&amp;amount);</text:p>
      <text:p text:style-name="P1"><text:tab/>if(bank[i].amount &gt;= amount){</text:p>
      <text:p text:style-name="P1"><text:tab/>bank[i].amount = bank[i].amount - amount;</text:p>
      <text:p text:style-name="P1"><text:tab/>printf("\nBalance Amount :%d",bank[i].amount);</text:p>
      <text:p text:style-name="P1"/>
      <text:p text:style-name="P1"><text:tab/><text:tab/>}</text:p>
      <text:p text:style-name="P1"><text:tab/>else{</text:p>
      <text:p text:style-name="P1"><text:tab/>printf("\nYou don't have enough amount to Withdraw");</text:p>
      <text:p text:style-name="P1"/>
      <text:p text:style-name="P1"><text:tab/><text:tab/>}</text:p>
      <text:p text:style-name="P1"><text:tab/>}</text:p>
      <text:p text:style-name="P1"><text:tab/>else{</text:p>
      <text:p text:style-name="P1"><text:tab/>printf("\nNo such account no is registered in the bank");</text:p>
      <text:p text:style-name="P1"/>
      <text:p text:style-name="P1"><text:tab/><text:tab/>}</text:p>
      <text:p text:style-name="P1"><text:tab/>}</text:p>
      <text:p text:style-name="P1"><text:tab/>break;</text:p>
      <text:p text:style-name="P1"><text:tab/>default:</text:p>
      <text:p text:style-name="P1"><text:tab/>printf("\nOpps! System Error");</text:p>
      <text:p text:style-name="P1"/>
      <text:p text:style-name="P1"><text:tab/><text:tab/>}</text:p>
      <text:p text:style-name="P1"><text:tab/>}</text:p>
      <text:p text:style-name="P1"><text:tab/>while(choice != 5);</text:p>
      <text:p text:style-name="P1"><text:tab/>return 0;</text:p>
      <text:p text:style-name="P1">}</text:p>
      <text:p text:style-name="P1"/>
      <text:p text:style-name="P6">Output:</text:p>
      <text:p text:style-name="P6"/>
      <text:p text:style-name="P1">BANK OF BHUTAN</text:p>
      <text:p text:style-name="P1">1.Add Customers details</text:p>
      <text:p text:style-name="P1">2.View Customers details</text:p>
      <text:p text:style-name="P1">3.Deposit</text:p>
      <text:p text:style-name="P1">4.Withdraw</text:p>
      <text:p text:style-name="P1">Enter number given above to compute: 1</text:p>
      <text:p text:style-name="P1"/>
      <text:p text:style-name="P1">Enter the number of customers you want:1</text:p>
      <text:p text:style-name="P1"/>
      <text:p text:style-name="P1">Please enter the name: ugyen</text:p>
      <text:p text:style-name="P1">Please enter the Account number: 12190102</text:p>
      <text:p text:style-name="P1">Please enter the amount you want to deposit: 30000</text:p>
      <text:p text:style-name="P1"/>
      <text:p text:style-name="P1">BANK OF BHUTAN</text:p>
      <text:p text:style-name="P1">1.Add Customers details</text:p>
      <text:p text:style-name="P1">2.View Customers details</text:p>
      <text:p text:style-name="P1">3.Deposit</text:p>
      <text:p text:style-name="P1">4.Withdraw</text:p>
      <text:p text:style-name="P1"><text:soft-page-break/>Enter number given above to compute: 2</text:p>
      <text:p text:style-name="P1"/>
      <text:p text:style-name="P1">Details of those customers who have over than Nu.10000 amount: </text:p>
      <text:p text:style-name="P1">Name :0u</text:p>
      <text:p text:style-name="P1">Account No :30000</text:p>
      <text:p text:style-name="P1">Amount :30000</text:p>
      <text:p text:style-name="P1">BANK OF BHUTAN</text:p>
      <text:p text:style-name="P1">1.Add Customers details</text:p>
      <text:p text:style-name="P1">2.View Customers details</text:p>
      <text:p text:style-name="P1">3.Deposit</text:p>
      <text:p text:style-name="P1">4.Withdraw</text:p>
      <text:p text:style-name="P1">Enter number given above to compute: 3</text:p>
      <text:p text:style-name="P1"/>
      <text:p text:style-name="P1">Enter Account no to deposit: 490103983 </text:p>
      <text:p text:style-name="P1"/>
      <text:p text:style-name="P1">No such account no is registered in the <text:s/>bank</text:p>
      <text:p text:style-name="P1">BANK OF BHUTAN</text:p>
      <text:p text:style-name="P1">1.Add Customers details</text:p>
      <text:p text:style-name="P1">2.View Customers details</text:p>
      <text:p text:style-name="P1">3.Deposit</text:p>
      <text:p text:style-name="P1">4.Withdraw</text:p>
      <text:p text:style-name="P1">Enter number given above to compute: 4</text:p>
      <text:p text:style-name="P1"/>
      <text:p text:style-name="P1">Enter Account no to withdraw: 12190102</text:p>
      <text:p text:style-name="P1"/>
      <text:p text:style-name="P1">No such account no is registered in the bank</text:p>
      <text:p text:style-name="P1">BANK OF BHUTAN</text:p>
      <text:p text:style-name="P1">1.Add Customers details</text:p>
      <text:p text:style-name="P1">2.View Customers details</text:p>
      <text:p text:style-name="P1">3.Deposit</text:p>
      <text:p text:style-name="P1">4.Withdraw</text:p>
      <text:p text:style-name="P1">Enter number given above to compute: 5</text:p>
      <text:p text:style-name="P1"/>
      <text:p text:style-name="P1">Opps! System Erro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Question 3</text:p>
      <text:p text:style-name="P2"/>
      <text:p text:style-name="P5">Source code:</text:p>
      <text:p text:style-name="P2"/>
      <text:p text:style-name="P2">#include &lt;stdio.h&gt;</text:p>
      <text:p text:style-name="P2">struct students</text:p>
      <text:p text:style-name="P2"><text:tab/>{</text:p>
      <text:p text:style-name="P2"><text:tab/>int student_ID;</text:p>
      <text:p text:style-name="P2"><text:tab/>char name[50];</text:p>
      <text:p text:style-name="P2"><text:tab/>int date;</text:p>
      <text:p text:style-name="P2"><text:tab/>int month;</text:p>
      <text:p text:style-name="P2"><text:tab/>int year;</text:p>
      <text:p text:style-name="P2"><text:tab/>};</text:p>
      <text:p text:style-name="P2"><text:tab/>int main()</text:p>
      <text:p text:style-name="P2"><text:tab/>{</text:p>
      <text:p text:style-name="P2"><text:tab/>struct students detail[100];</text:p>
      <text:p text:style-name="P2"><text:tab/>int i, n, comp;</text:p>
      <text:p text:style-name="P2"><text:tab/>//Current date</text:p>
      <text:p text:style-name="P2"><text:tab/>int current_date = 25;</text:p>
      <text:p text:style-name="P2"><text:tab/>int current_month = 10;</text:p>
      <text:p text:style-name="P2"><text:tab/>int current_year = 2020;</text:p>
      <text:p text:style-name="P2"><text:tab/>printf("Total number of details you want to enter: ");</text:p>
      <text:p text:style-name="P2"><text:tab/>scanf("%d", &amp;n);</text:p>
      <text:p text:style-name="P2"><text:tab/>for(i = 0; i &lt; n; i++){</text:p>
      <text:p text:style-name="P2"><text:tab/>printf("\nDetail of student %d\n", (i+1));</text:p>
      <text:p text:style-name="P2"><text:tab/>printf("Enter ID: ");</text:p>
      <text:p text:style-name="P2"><text:tab/>scanf("%d", &amp;detail[i].student_ID);</text:p>
      <text:p text:style-name="P2"><text:tab/>printf("Enter name: ");</text:p>
      <text:p text:style-name="P2"><text:tab/>scanf("%s", detail[i].name);</text:p>
      <text:p text:style-name="P2"><text:tab/>printf("Enter date of joining dd &lt;1-31&gt;: ");</text:p>
      <text:p text:style-name="P2"><text:tab/>scanf("%d", &amp;detail[i].date);</text:p>
      <text:p text:style-name="P2"><text:tab/>printf("Enter month of joining mm &lt;1-12&gt;: ");</text:p>
      <text:p text:style-name="P2"><text:tab/>scanf("%d", &amp;detail[i].month);</text:p>
      <text:p text:style-name="P2"><text:tab/>printf("Enter year of joining yy &lt;4 integers&gt;: ");</text:p>
      <text:p text:style-name="P2"><text:tab/>scanf("%d", &amp;detail[i].year);</text:p>
      <text:p text:style-name="P2"><text:tab/>}</text:p>
      <text:p text:style-name="P2"><text:tab/>printf("\nName of students who have been in the college for more than or equal to years:");</text:p>
      <text:p text:style-name="P2"><text:tab/>for(i = 0; i &lt; n; i++){</text:p>
      <text:p text:style-name="P2"><text:tab/>comp = current_year - detail[i].year;</text:p>
      <text:p text:style-name="P2"/>
      <text:p text:style-name="P2"><text:tab/>if(comp &gt; 3){</text:p>
      <text:p text:style-name="P2"><text:tab/>printf("%s\n", detail[i].name);</text:p>
      <text:p text:style-name="P2"><text:tab/>}</text:p>
      <text:p text:style-name="P2"><text:tab/>if(comp == 3){</text:p>
      <text:p text:style-name="P2"><text:tab/>if(detail[i].month&gt;current_month){</text:p>
      <text:p text:style-name="P2"><text:tab/>printf("%s\n",detail[i].name);</text:p>
      <text:p text:style-name="P2"><text:tab/><text:tab/>}</text:p>
      <text:p text:style-name="P2"><text:tab/>}</text:p>
      <text:p text:style-name="P2"><text:tab/>if(comp == 3 &amp;&amp; detail[i].month == current_month){</text:p>
      <text:p text:style-name="P2"><text:tab/>if(detail[i].date &gt; current_date){</text:p>
      <text:p text:style-name="P2"><text:tab/>printf("%s\n", detail[i].name);</text:p>
      <text:p text:style-name="P2"><text:tab/><text:tab/>}</text:p>
      <text:p text:style-name="P2"><text:soft-page-break/><text:tab/>}</text:p>
      <text:p text:style-name="P2"><text:tab/>}</text:p>
      <text:p text:style-name="P2"><text:tab/>return 0;</text:p>
      <text:p text:style-name="P2">}</text:p>
      <text:p text:style-name="P2"/>
      <text:p text:style-name="P5">Output:</text:p>
      <text:p text:style-name="P2"/>
      <text:p text:style-name="P2">Total number of details you want to enter: 3</text:p>
      <text:p text:style-name="P2"/>
      <text:p text:style-name="P2">Detail of student 1</text:p>
      <text:p text:style-name="P2">Enter ID: 12190102</text:p>
      <text:p text:style-name="P2">Enter name: ugyen</text:p>
      <text:p text:style-name="P2">Enter date of joining dd &lt;1-31&gt;: 4</text:p>
      <text:p text:style-name="P2">Enter month of joining mm &lt;1-12&gt;: 3</text:p>
      <text:p text:style-name="P2">Enter year of joining yy &lt;4 integers&gt;: 2010</text:p>
      <text:p text:style-name="P2"/>
      <text:p text:style-name="P2">Detail of student 2</text:p>
      <text:p text:style-name="P2">Enter ID: 12180078</text:p>
      <text:p text:style-name="P2">Enter name: pema</text:p>
      <text:p text:style-name="P2">Enter date of joining dd &lt;1-31&gt;: 5</text:p>
      <text:p text:style-name="P2">Enter month of joining mm &lt;1-12&gt;: 7</text:p>
      <text:p text:style-name="P2">Enter year of joining yy &lt;4 integers&gt;: 2018</text:p>
      <text:p text:style-name="P2"/>
      <text:p text:style-name="P2">Detail of student 3</text:p>
      <text:p text:style-name="P2">Enter ID: 2020001</text:p>
      <text:p text:style-name="P2">Enter name: yangchen</text:p>
      <text:p text:style-name="P2">Enter date of joining dd &lt;1-31&gt;: 18</text:p>
      <text:p text:style-name="P2">Enter month of joining mm &lt;1-12&gt;: 11</text:p>
      <text:p text:style-name="P2">Enter year of joining yy &lt;4 integers&gt;: 2020</text:p>
      <text:p text:style-name="P2"/>
      <text:p text:style-name="P2">Name of students who have been in the college for more than or equal to years:ugye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Question 4</text:p>
      <text:p text:style-name="P2"/>
      <text:p text:style-name="P5">Source code:</text:p>
      <text:p text:style-name="P5"/>
      <text:p text:style-name="P2">#include &lt;stdio.h&gt;</text:p>
      <text:p text:style-name="P2">struct students</text:p>
      <text:p text:style-name="P2"><text:tab/>{</text:p>
      <text:p text:style-name="P2"><text:tab/>int student_ID;</text:p>
      <text:p text:style-name="P2"><text:tab/>char name[50];</text:p>
      <text:p text:style-name="P2"><text:tab/>int date;</text:p>
      <text:p text:style-name="P2"><text:tab/>int month;</text:p>
      <text:p text:style-name="P2"><text:tab/>int year;</text:p>
      <text:p text:style-name="P2"><text:tab/>};</text:p>
      <text:p text:style-name="P2"><text:tab/>int main()</text:p>
      <text:p text:style-name="P2"><text:tab/>{</text:p>
      <text:p text:style-name="P2"><text:tab/>struct students detail[100];</text:p>
      <text:p text:style-name="P2"><text:tab/>int i, n, comp;</text:p>
      <text:p text:style-name="P2"><text:tab/>//Current date</text:p>
      <text:p text:style-name="P2"><text:tab/>int current_date = 25;</text:p>
      <text:p text:style-name="P2"><text:tab/>int current_month = 10;</text:p>
      <text:p text:style-name="P2"><text:tab/>int current_year = 2020;</text:p>
      <text:p text:style-name="P2"><text:tab/>printf("Total number of details you want to enter: ");</text:p>
      <text:p text:style-name="P2"><text:tab/>scanf("%d", &amp;n);</text:p>
      <text:p text:style-name="P2"><text:tab/>for(i = 0; i &lt; n; i++){</text:p>
      <text:p text:style-name="P2"><text:tab/>printf("\nDetail of student %d\n", (i+1));</text:p>
      <text:p text:style-name="P2"><text:tab/>printf("Enter ID: ");</text:p>
      <text:p text:style-name="P2"><text:tab/>scanf("%d", &amp;detail[i].student_ID);</text:p>
      <text:p text:style-name="P2"><text:tab/>printf("Enter name: ");</text:p>
      <text:p text:style-name="P2"><text:tab/>scanf("%s", detail[i].name);</text:p>
      <text:p text:style-name="P2"><text:tab/>printf("Enter date of joining dd &lt;1-31&gt;: ");</text:p>
      <text:p text:style-name="P2"><text:tab/>scanf("%d", &amp;detail[i].date);</text:p>
      <text:p text:style-name="P2"><text:tab/>printf("Enter month of joining mm &lt;1-12&gt;: ");</text:p>
      <text:p text:style-name="P2"><text:tab/>scanf("%d", &amp;detail[i].month);</text:p>
      <text:p text:style-name="P2"><text:tab/>printf("Enter year of joining yy &lt;4 integers&gt;: ");</text:p>
      <text:p text:style-name="P2"><text:tab/>scanf("%d", &amp;detail[i].year);</text:p>
      <text:p text:style-name="P2"><text:tab/>}</text:p>
      <text:p text:style-name="P2"><text:tab/>printf("\nName of students who have been in the college for more than or equal to years:");</text:p>
      <text:p text:style-name="P2"><text:tab/>for(i = 0; i &lt; n; i++){</text:p>
      <text:p text:style-name="P2"><text:tab/>comp = current_year - detail[i].year;</text:p>
      <text:p text:style-name="P2"/>
      <text:p text:style-name="P2"><text:tab/>if(comp &gt; 3){</text:p>
      <text:p text:style-name="P2"><text:tab/>printf("%s\n", detail[i].name);</text:p>
      <text:p text:style-name="P2"><text:tab/>}</text:p>
      <text:p text:style-name="P2"><text:tab/>if(comp == 3){</text:p>
      <text:p text:style-name="P2"><text:tab/>if(detail[i].month&gt;current_month){</text:p>
      <text:p text:style-name="P2"><text:tab/>printf("%s\n",detail[i].name);</text:p>
      <text:p text:style-name="P2"><text:tab/><text:tab/>}</text:p>
      <text:p text:style-name="P2"><text:tab/>}</text:p>
      <text:p text:style-name="P2"><text:tab/>if(comp == 3 &amp;&amp; detail[i].month == current_month){</text:p>
      <text:p text:style-name="P2"><text:tab/>if(detail[i].date &gt; current_date){</text:p>
      <text:p text:style-name="P2"><text:tab/>printf("%s\n", detail[i].name);</text:p>
      <text:p text:style-name="P2"><text:tab/><text:tab/>}</text:p>
      <text:p text:style-name="P2"><text:soft-page-break/><text:tab/>}</text:p>
      <text:p text:style-name="P2"><text:tab/>}</text:p>
      <text:p text:style-name="P2"><text:tab/>return 0;</text:p>
      <text:p text:style-name="P2">}</text:p>
      <text:p text:style-name="P2"/>
      <text:p text:style-name="P5">Output:</text:p>
      <text:p text:style-name="P2"/>
      <text:p text:style-name="P2">Enter the no of football players: </text:p>
      <text:p text:style-name="P2">2</text:p>
      <text:p text:style-name="P2">Enter player information:</text:p>
      <text:p text:style-name="P2"/>
      <text:p text:style-name="P2">Enter the player name: neymer</text:p>
      <text:p text:style-name="P2">Enter the player age: 34</text:p>
      <text:p text:style-name="P2">Enter total_match played: 50</text:p>
      <text:p text:style-name="P2">Enter the average_goal scored: 10</text:p>
      <text:p text:style-name="P2"/>
      <text:p text:style-name="P2">Enter the player name: ugyen</text:p>
      <text:p text:style-name="P2">Enter the player age: 10</text:p>
      <text:p text:style-name="P2">Enter total_match played: 2</text:p>
      <text:p text:style-name="P2">Enter the average_goal scored: 3</text:p>
      <text:p text:style-name="P2"/>
      <text:p text:style-name="P2">Players info in terms of average go scored from lowest to highest</text:p>
      <text:p text:style-name="P2"/>
      <text:p text:style-name="P2">Name<text:tab/><text:tab/>Age<text:tab/><text:tab/>Total_match<text:tab/><text:tab/> Average_goal</text:p>
      <text:p text:style-name="P2">-------------------------------------------------------------------------------</text:p>
      <text:p text:style-name="P2">ugyen<text:tab/><text:tab/>10<text:tab/><text:tab/><text:tab/>2<text:tab/><text:tab/><text:tab/>3</text:p>
      <text:p text:style-name="P2">neymer<text:tab/><text:tab/>34<text:tab/><text:tab/><text:tab/>50<text:tab/><text:tab/><text:tab/>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21:24:15.626248461</meta:creation-date>
    <dc:date>2020-12-10T21:47:54.880728214</dc:date>
    <meta:editing-duration>PT48S</meta:editing-duration>
    <meta:editing-cycles>1</meta:editing-cycles>
    <meta:document-statistic meta:table-count="0" meta:image-count="0" meta:object-count="0" meta:page-count="12" meta:paragraph-count="469" meta:word-count="1515" meta:character-count="10802" meta:non-whitespace-character-count="9461"/>
    <meta:generator>LibreOffice/6.0.7.3$Linux_X86_64 LibreOffice_project/00m0$Build-3</meta:generator>
  </office:meta>
</office:document-meta>
</file>